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854" officeooo:paragraph-rsid="0009c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 fun time whe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4-12-26T14:53:41.117245626</meta:creation-date>
    <dc:date>2014-12-26T14:54:55.084036112</dc:date>
    <dc:creator>Stephanie 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4.2.7.2$Linux_X86_64 LibreOffice_project/420m0$Build-2</meta:generator>
  </office:meta>
</office:document-meta>
</file>